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Para el <text:span text:style-name="Strong_20_Emphasis">laboratorio del capítulo 8</text:span>, hablar de <text:span text:style-name="Emphasis">la vida</text:span> es, en realidad, hablar del <text:span text:style-name="Strong_20_Emphasis">objeto de estudio completo</text:span> de tu modelo. Aquí te propongo una base conceptual sólida, alineada con lo que ya vienes construyendo, que puede servir como <text:span text:style-name="Strong_20_Emphasis">núcleo del laboratorio</text:span>, sin adelantarse a capítulos posteriores (ADN, reproducción, individuos, ciclo de vida), pero preparando el terreno para ellos.</text:p>
      <text:p text:style-name="Horizontal_20_Line"/>
      <text:h text:style-name="Heading_20_2" text:outline-level="2">1. La vida como fenómeno primario</text:h>
      <text:p text:style-name="Text_20_body">La vida no será tratada como un accidente, ni como un subproducto casual de la materia, sino como un <text:span text:style-name="Strong_20_Emphasis">fenómeno primario del universo</text:span>.</text:p>
      <text:p text:style-name="Text_20_body">En este laboratorio, la vida puede presentarse como:</text:p>
      <text:p text:style-name="Quotations"><text:span text:style-name="Strong_20_Emphasis">Un proceso real, observable y persistente, que transforma información en acción, y acción en conocimiento, a lo largo del tiempo.</text:span></text:p>
      <text:p text:style-name="Text_20_body">Esto es clave:<text:line-break/>la vida <text:span text:style-name="Strong_20_Emphasis">no es una cosa</text:span>, sino un <text:span text:style-name="Strong_20_Emphasis">proceso en ejecución</text:span>.</text:p>
      <text:p text:style-name="Text_20_body">No es el organismo.<text:line-break/>No es el ADN.<text:line-break/>No es la especie.</text:p>
      <text:p text:style-name="Text_20_body">Todo eso son <text:span text:style-name="Strong_20_Emphasis">manifestaciones locales</text:span> de algo más profundo.</text:p>
      <text:p text:style-name="Horizontal_20_Line"/>
      <text:h text:style-name="Heading_20_2" text:outline-level="2">2. Vida como sistema inteligente</text:h>
      <text:p text:style-name="Text_20_body">En tu modelo, la vida puede definirse funcionalmente como:</text:p>
      <text:p text:style-name="Quotations"><text:span text:style-name="Strong_20_Emphasis">Un sistema inteligente capaz de explorar soluciones a problemas reales mediante iteraciones sucesivas.</text:span></text:p>
      <text:p text:style-name="Text_20_body">Esta inteligencia no necesita:</text:p>
      <text:list xml:id="list1906305661" text:style-name="L1">
        <text:list-item>
          <text:p text:style-name="P1">conciencia demostrable,</text:p>
        </text:list-item>
        <text:list-item>
          <text:p text:style-name="P1">intención explícita,</text:p>
        </text:list-item>
        <text:list-item>
          <text:p text:style-name="P1">voluntad declarada.</text:p>
        </text:list-item>
      </text:list>
      <text:p text:style-name="Text_20_body">Pero <text:span text:style-name="Strong_20_Emphasis">tampoco se niega</text:span> que pueda poseerlas.</text:p>
      <text:p text:style-name="Text_20_body">Lo que sí se afirma es que:</text:p>
      <text:list xml:id="list2035511115" text:style-name="L2">
        <text:list-item>
          <text:p text:style-name="P2">observa (a través de millones de puntos de vista),</text:p>
        </text:list-item>
        <text:list-item>
          <text:p text:style-name="P2">experimenta (a través de individuos),</text:p>
        </text:list-item>
        <text:list-item>
          <text:p text:style-name="P2">aprende (a través del tiempo),</text:p>
        </text:list-item>
        <text:list-item>
          <text:p text:style-name="P2"><text:soft-page-break/>mejora (a través de generaciones).</text:p>
        </text:list-item>
      </text:list>
      <text:p text:style-name="Text_20_body">La vida <text:span text:style-name="Strong_20_Emphasis">calcula</text:span>.</text:p>
      <text:p text:style-name="Horizontal_20_Line"/>
      <text:h text:style-name="Heading_20_2" text:outline-level="2">3. La vida como máquina de cálculo</text:h>
      <text:p text:style-name="Text_20_body">Una de las ideas más potentes del laboratorio puede ser esta:</text:p>
      <text:p text:style-name="Quotations"><text:span text:style-name="Strong_20_Emphasis">La vida puede modelarse como una máquina de cálculo distribuida.</text:span></text:p>
      <text:p text:style-name="Text_20_body">Características de esta máquina:</text:p>
      <text:list xml:id="list1260734012" text:style-name="L3">
        <text:list-item>
          <text:p text:style-name="P3">No centralizada.</text:p>
        </text:list-item>
        <text:list-item>
          <text:p text:style-name="P3">No consciente en un sentido humano.</text:p>
        </text:list-item>
        <text:list-item>
          <text:p text:style-name="P3">No diseñada externamente (hasta donde sabemos).</text:p>
        </text:list-item>
        <text:list-item>
          <text:p text:style-name="P3">Extremadamente robusta.</text:p>
        </text:list-item>
        <text:list-item>
          <text:p text:style-name="P3">Capaz de operar sin detenerse.</text:p>
        </text:list-item>
      </text:list>
      <text:p text:style-name="Text_20_body">Cada generación:</text:p>
      <text:list xml:id="list899363609" text:style-name="L4">
        <text:list-item>
          <text:p text:style-name="P4">no reinicia el cálculo,</text:p>
        </text:list-item>
        <text:list-item>
          <text:p text:style-name="P4">no empieza desde cero,</text:p>
        </text:list-item>
        <text:list-item>
          <text:p text:style-name="P4"><text:span text:style-name="Strong_20_Emphasis">avanza un solo paso</text:span>.</text:p>
        </text:list-item>
      </text:list>
      <text:p text:style-name="Text_20_body">El resultado final nunca está en un individuo aislado, sino en la <text:span text:style-name="Strong_20_Emphasis">trayectoria acumulada del sistema</text:span>.</text:p>
      <text:p text:style-name="Horizontal_20_Line"/>
      <text:h text:style-name="Heading_20_2" text:outline-level="2">4. Vida ≠ Biología (distinción conceptual)</text:h>
      <text:p text:style-name="Text_20_body">Aquí es importante aclarar algo central para el laboratorio:</text:p>
      <text:p text:style-name="Text_20_body">La biología estudia:</text:p>
      <text:list xml:id="list1683930177" text:style-name="L5">
        <text:list-item>
          <text:p text:style-name="P5">organismos,</text:p>
        </text:list-item>
        <text:list-item>
          <text:p text:style-name="P5">mecanismos,</text:p>
        </text:list-item>
        <text:list-item>
          <text:p text:style-name="P5">reacciones químicas,</text:p>
        </text:list-item>
        <text:list-item>
          <text:p text:style-name="P5">estructuras.</text:p>
        </text:list-item>
      </text:list>
      <text:p text:style-name="Text_20_body">Este laboratorio estudia:</text:p>
      <text:list xml:id="list2124895944" text:style-name="L6">
        <text:list-item>
          <text:p text:style-name="P6"><text:span text:style-name="Strong_20_Emphasis">la lógica de funcionamiento de la vida</text:span>.</text:p>
        </text:list-item>
      </text:list>
      <text:p text:style-name="Text_20_body">La biología describe <text:span text:style-name="Emphasis">cómo</text:span> funciona la vida.<text:line-break/>Este modelo intenta explicar <text:span text:style-name="Emphasis">qué es</text:span> y <text:span text:style-name="Emphasis">qué hace</text:span> la vida.</text:p>
      <text:p text:style-name="Text_20_body"><text:soft-page-break/>No son enfoques opuestos, sino <text:span text:style-name="Strong_20_Emphasis">niveles distintos de descripción</text:span>.</text:p>
      <text:p text:style-name="Horizontal_20_Line"/>
      <text:h text:style-name="Heading_20_2" text:outline-level="2">5. Vida como exploración del espacio de lo posible</text:h>
      <text:p text:style-name="Text_20_body">Una formulación clave para este capítulo:</text:p>
      <text:p text:style-name="Quotations"><text:span text:style-name="Strong_20_Emphasis">La vida existe para explorar el espacio de lo posible.</text:span></text:p>
      <text:p text:style-name="Text_20_body">Explora:</text:p>
      <text:list xml:id="list4058281956" text:style-name="L7">
        <text:list-item>
          <text:p text:style-name="P7">formas,</text:p>
        </text:list-item>
        <text:list-item>
          <text:p text:style-name="P7">comportamientos,</text:p>
        </text:list-item>
        <text:list-item>
          <text:p text:style-name="P7">estrategias,</text:p>
        </text:list-item>
        <text:list-item>
          <text:p text:style-name="P7">soluciones,</text:p>
        </text:list-item>
        <text:list-item>
          <text:p text:style-name="P7">equilibrios.</text:p>
        </text:list-item>
      </text:list>
      <text:p text:style-name="Text_20_body">No busca una solución perfecta, sino:</text:p>
      <text:list xml:id="list1683502087" text:style-name="L8">
        <text:list-item>
          <text:p text:style-name="P8">soluciones suficientes,</text:p>
        </text:list-item>
        <text:list-item>
          <text:p text:style-name="P8">soluciones estables,</text:p>
        </text:list-item>
        <text:list-item>
          <text:p text:style-name="P8">soluciones adaptativas.</text:p>
        </text:list-item>
      </text:list>
      <text:p text:style-name="Text_20_body">Por eso:</text:p>
      <text:list xml:id="list3749413802" text:style-name="L9">
        <text:list-item>
          <text:p text:style-name="P9">prueba millones de caminos,</text:p>
        </text:list-item>
        <text:list-item>
          <text:p text:style-name="P9">descarta casi todos,</text:p>
        </text:list-item>
        <text:list-item>
          <text:p text:style-name="P9">conserva algunos.</text:p>
        </text:list-item>
      </text:list>
      <text:p text:style-name="Text_20_body">El fracaso no es un error:<text:line-break/>es <text:span text:style-name="Strong_20_Emphasis">parte esencial del cálculo</text:span>.</text:p>
      <text:p text:style-name="Horizontal_20_Line"/>
      <text:h text:style-name="Heading_20_2" text:outline-level="2">6. Vida y tiempo</text:h>
      <text:p text:style-name="Text_20_body">La vida no puede separarse del tiempo.</text:p>
      <text:list xml:id="list1293877802" text:style-name="L10">
        <text:list-item>
          <text:p text:style-name="P10">No piensa en instantes.</text:p>
        </text:list-item>
        <text:list-item>
          <text:p text:style-name="P10">Piensa en procesos.</text:p>
        </text:list-item>
        <text:list-item>
          <text:p text:style-name="P10">Piensa en generaciones.</text:p>
        </text:list-item>
      </text:list>
      <text:p text:style-name="Text_20_body">El tiempo no es un enemigo de la vida:<text:line-break/>es <text:span text:style-name="Strong_20_Emphasis">su medio de cómputo</text:span>.</text:p>
      <text:p text:style-name="Text_20_body"><text:soft-page-break/>Sin tiempo:</text:p>
      <text:list xml:id="list3111331631" text:style-name="L11">
        <text:list-item>
          <text:p text:style-name="P11">no hay aprendizaje,</text:p>
        </text:list-item>
        <text:list-item>
          <text:p text:style-name="P11">no hay mejora,</text:p>
        </text:list-item>
        <text:list-item>
          <text:p text:style-name="P11">no hay historia.</text:p>
        </text:list-item>
      </text:list>
      <text:p text:style-name="Horizontal_20_Line"/>
      <text:h text:style-name="Heading_20_2" text:outline-level="2">7. Vida como entidad emergente</text:h>
      <text:p text:style-name="Text_20_body">Un punto sutil, pero importante:</text:p>
      <text:p text:style-name="Quotations"><text:span text:style-name="Strong_20_Emphasis">La vida no reside en ninguna de sus partes.</text:span></text:p>
      <text:p text:style-name="Text_20_body">No está:</text:p>
      <text:list xml:id="list1534215748" text:style-name="L12">
        <text:list-item>
          <text:p text:style-name="P12">en una célula,</text:p>
        </text:list-item>
        <text:list-item>
          <text:p text:style-name="P12">en un individuo,</text:p>
        </text:list-item>
        <text:list-item>
          <text:p text:style-name="P12">en una especie.</text:p>
        </text:list-item>
      </text:list>
      <text:p text:style-name="Text_20_body">Está en:</text:p>
      <text:list xml:id="list3481275260" text:style-name="L13">
        <text:list-item>
          <text:p text:style-name="P13">el <text:span text:style-name="Strong_20_Emphasis">conjunto en funcionamiento</text:span>.</text:p>
        </text:list-item>
      </text:list>
      <text:p text:style-name="Text_20_body">Cuando observamos un individuo, estamos viendo:</text:p>
      <text:list xml:id="list2557063033" text:style-name="L14">
        <text:list-item>
          <text:p text:style-name="P14">una <text:span text:style-name="Strong_20_Emphasis">instancia local</text:span>,</text:p>
        </text:list-item>
        <text:list-item>
          <text:p text:style-name="P14">un <text:span text:style-name="Strong_20_Emphasis">fragmento del proceso</text:span>,</text:p>
        </text:list-item>
        <text:list-item>
          <text:p text:style-name="P14">una <text:span text:style-name="Strong_20_Emphasis">hipótesis temporal</text:span> que la vida está probando.</text:p>
        </text:list-item>
      </text:list>
      <text:p text:style-name="Horizontal_20_Line"/>
      <text:h text:style-name="Heading_20_2" text:outline-level="2">8. Apertura al misterio (sin afirmaciones gratuitas)</text:h>
      <text:p text:style-name="Text_20_body">El laboratorio puede cerrar esta sección con una postura honesta:</text:p>
      <text:list xml:id="list3561415064" text:style-name="L15">
        <text:list-item>
          <text:p text:style-name="P15">No sabemos si la vida es consciente.</text:p>
        </text:list-item>
        <text:list-item>
          <text:p text:style-name="P15">No sabemos si tiene propósito.</text:p>
        </text:list-item>
        <text:list-item>
          <text:p text:style-name="P15">No sabemos si existe un plan maestro.</text:p>
        </text:list-item>
      </text:list>
      <text:p text:style-name="Text_20_body">Pero tampoco podemos afirmar lo contrario.</text:p>
      <text:p text:style-name="Text_20_body">Lo único que sí sabemos es que:</text:p>
      <text:list xml:id="list1467252889" text:style-name="L16">
        <text:list-item>
          <text:p text:style-name="P16"><text:span text:style-name="Strong_20_Emphasis">funciona como si supiera</text:span>,</text:p>
        </text:list-item>
        <text:list-item>
          <text:p text:style-name="P16"><text:span text:style-name="Strong_20_Emphasis">actúa como si aprendiera</text:span>,</text:p>
        </text:list-item>
        <text:list-item>
          <text:p text:style-name="P16"><text:soft-page-break/><text:span text:style-name="Strong_20_Emphasis">progresa como si recordara</text:span>.</text:p>
        </text:list-item>
      </text:list>
      <text:p text:style-name="Text_20_body">Y eso, desde un punto de vista científico y filosófico, es suficiente para tratarla como una <text:span text:style-name="Strong_20_Emphasis">inteligencia real</text:span>.</text:p>
      <text:p text:style-name="Horizontal_20_Line"/>
      <text:h text:style-name="Heading_20_2" text:outline-level="2">9. Preguntas que este capítulo comienza a responder</text:h>
      <text:p text:style-name="Text_20_body">Este laboratorio puede plantear (sin cerrar aún) preguntas como:</text:p>
      <text:list xml:id="list3083026393" text:style-name="L17">
        <text:list-item>
          <text:p text:style-name="P17">¿Qué es realmente la vida?</text:p>
        </text:list-item>
        <text:list-item>
          <text:p text:style-name="P17">¿Es la vida una entidad o un proceso?</text:p>
        </text:list-item>
        <text:list-item>
          <text:p text:style-name="P17">¿Es la inteligencia exclusiva de los individuos?</text:p>
        </text:list-item>
        <text:list-item>
          <text:p text:style-name="P17">¿Existe una inteligencia mayor que emerge del conjunto?</text:p>
        </text:list-item>
        <text:list-item>
          <text:p text:style-name="P17">¿Somos actores… o instrumentos de un cálculo más grande?</text:p>
        </text:list-item>
      </text:list>
      <text:p text:style-name="Horizontal_20_Line"/>
      <text:p text:style-name="Text_20_body">Si quieres, en el próximo mensaje puedo:</text:p>
      <text:list xml:id="list1857745397" text:style-name="L18">
        <text:list-item>
          <text:p text:style-name="P18">transformar esto en un <text:span text:style-name="Strong_20_Emphasis">texto continuo estilo laboratorio</text:span>,</text:p>
        </text:list-item>
        <text:list-item>
          <text:p text:style-name="P18">ayudarte a definir una <text:span text:style-name="Strong_20_Emphasis">definición formal de vida</text:span> para el modelo,</text:p>
        </text:list-item>
        <text:list-item>
          <text:p text:style-name="P18">o conectar este capítulo directamente con el siguiente (ADN) sin redundancias.</text:p>
        </text:list-item>
      </text:list>
      <text:p text:style-name="Text_20_body">Tú marcas el ritm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15T18:11:35.035000000</meta:creation-date>
    <dc:date>2026-01-15T18:16:17.338000000</dc:date>
    <meta:editing-duration>PT4M43S</meta:editing-duration>
    <meta:editing-cycles>1</meta:editing-cycles>
    <meta:document-statistic meta:table-count="0" meta:image-count="0" meta:object-count="0" meta:page-count="5" meta:paragraph-count="111" meta:word-count="774" meta:character-count="4518" meta:non-whitespace-character-count="3913"/>
    <meta:generator>LibreOffice/7.3.5.2$Windows_X86_64 LibreOffice_project/184fe81b8c8c30d8b5082578aee2fed2ea847c01</meta:generator>
  </office:meta>
</office:document-meta>
</file>